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6ddf" officeooo:paragraph-rsid="00116ddf"/>
    </style:style>
    <style:style style:name="P2" style:family="paragraph" style:parent-style-name="Standard">
      <style:text-properties fo:font-weight="bold" officeooo:rsid="00116ddf" officeooo:paragraph-rsid="00116ddf" style:font-weight-asian="bold" style:font-weight-complex="bold"/>
    </style:style>
    <style:style style:name="P3" style:family="paragraph" style:parent-style-name="Standard">
      <style:text-properties fo:color="#000000" fo:font-weight="normal" officeooo:rsid="00116ddf" officeooo:paragraph-rsid="00116ddf" style:font-weight-asian="normal" style:font-weight-complex="normal"/>
    </style:style>
    <style:style style:name="P4" style:family="paragraph" style:parent-style-name="Standard">
      <style:text-properties fo:font-size="15pt" fo:font-weight="bold" officeooo:rsid="00116ddf" officeooo:paragraph-rsid="00116ddf" style:font-size-asian="15pt" style:font-weight-asian="bold" style:font-size-complex="15pt" style:font-weight-complex="bold"/>
    </style:style>
    <style:style style:name="T1" style:family="text">
      <style:text-properties officeooo:rsid="00137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PPORT VECTOR MACHINES</text:p>
      <text:p text:style-name="P1"/>
      <text:p text:style-name="P2">PYTHON CODE :</text:p>
      <text:p text:style-name="P2"/>
      <text:p text:style-name="P3">import numpy as np</text:p>
      <text:p text:style-name="P3">import pandas as pd</text:p>
      <text:p text:style-name="P3">import quadprog as quad</text:p>
      <text:p text:style-name="P3"/>
      <text:p text:style-name="P3">svm = pd.read_csv("mystery.data", names=["X1","X2","X3","X4","Y"])</text:p>
      <text:p text:style-name="P3">X = svm.loc[:, "X1":"X4"]</text:p>
      <text:p text:style-name="P3">X['Xb'] = 1</text:p>
      <text:p text:style-name="P3">X = X.values</text:p>
      <text:p text:style-name="P3">Y = svm.loc[:, "Y":].values</text:p>
      <text:p text:style-name="P3"/>
      <text:p text:style-name="P3">## SOLVING PRIMAL PROBLEM USING FEATURE TRANSFORMATION</text:p>
      <text:p text:style-name="P3">def featureTransformation(X):</text:p>
      <text:p text:style-name="P3"><text:s text:c="4"/>ft = [] <text:s text:c="3"/></text:p>
      <text:p text:style-name="P3"><text:s text:c="4"/></text:p>
      <text:p text:style-name="P3"><text:s text:c="4"/>ftx31 = X[:,0].reshape(1000,1)**3</text:p>
      <text:p text:style-name="P3"><text:s text:c="4"/>ftx32 = X[:,1].reshape(1000,1)**3</text:p>
      <text:p text:style-name="P3"><text:s text:c="4"/>ftx33 = X[:,2].reshape(1000,1)**3</text:p>
      <text:p text:style-name="P3"><text:s text:c="4"/>ftx34 = X[:,3].reshape(1000,1)**3 <text:s text:c="3"/></text:p>
      <text:p text:style-name="P3"><text:s text:c="4"/></text:p>
      <text:p text:style-name="P3"><text:s text:c="4"/>ftx21 = X[:,0].reshape(1000,1)**2</text:p>
      <text:p text:style-name="P3"><text:s text:c="4"/>ftx22 = X[:,1].reshape(1000,1)**2</text:p>
      <text:p text:style-name="P3"><text:s text:c="4"/>ftx23 = X[:,2].reshape(1000,1)**2</text:p>
      <text:p text:style-name="P3"><text:s text:c="4"/>ftx24 = X[:,3].reshape(1000,1)**2</text:p>
      <text:p text:style-name="P3"><text:s text:c="4"/></text:p>
      <text:p text:style-name="P3"><text:s text:c="4"/></text:p>
      <text:p text:style-name="P3"><text:s text:c="4"/>ftx212 = X[:,0].reshape(1000,1)*X[:,1].reshape(1000,1)</text:p>
      <text:p text:style-name="P3"><text:s text:c="4"/>ftx223 = X[:,1].reshape(1000,1)*X[:,2].reshape(1000,1)</text:p>
      <text:p text:style-name="P3"><text:s text:c="4"/>ftx234 = X[:,2].reshape(1000,1)*X[:,3].reshape(1000,1)</text:p>
      <text:p text:style-name="P3"><text:s text:c="4"/>ftx213 = X[:,0].reshape(1000,1)*X[:,2].reshape(1000,1)</text:p>
      <text:p text:style-name="P3"><text:s text:c="4"/>ftx214 = X[:,0].reshape(1000,1)*X[:,3].reshape(1000,1)</text:p>
      <text:p text:style-name="P3"><text:s text:c="4"/>ftx224 = X[:,1].reshape(1000,1)*X[:,3].reshape(1000,1)</text:p>
      <text:p text:style-name="P3"><text:s text:c="4"/></text:p>
      <text:p text:style-name="P3"><text:s text:c="4"/>#ft = np.concatenate((ftx31, ftx32, ftx33, ftx34, ftx21, ftx22, ftx23, ftx24, ftx212, ftx223, ftx234, ftx213, ftx214, ftx224, X), axis=1)</text:p>
      <text:p text:style-name="P3"><text:s text:c="4"/>ft = np.concatenate((ftx21, ftx22, ftx23, ftx24, ftx212, ftx223, ftx234, ftx213, ftx214, ftx224, X), axis=1)</text:p>
      <text:p text:style-name="P3"><text:s text:c="4"/>#ft = np.concatenate((ftx31, ftx32, ftx33, ftx34, ftx21, ftx22, ftx23, ftx24, ftx212, ftx223, ftx234, X), axis=1)</text:p>
      <text:p text:style-name="P3"><text:s text:c="4"/>return ft</text:p>
      <text:p text:style-name="P3"/>
      <text:p text:style-name="P3">def solve(X,Y): <text:s text:c="7"/></text:p>
      <text:p text:style-name="P3"><text:s text:c="4"/>NUM, DIM = X.shape <text:s text:c="3"/></text:p>
      <text:p text:style-name="P3"><text:s text:c="4"/>P = np.eye(DIM)</text:p>
      <text:p text:style-name="P3"><text:s text:c="4"/>q = np.zeros(DIM)</text:p>
      <text:p text:style-name="P3"><text:s text:c="4"/></text:p>
      <text:p text:style-name="P3"><text:s text:c="4"/>G = featureMap*Y*-1.</text:p>
      <text:p text:style-name="P3"><text:s text:c="4"/>h = np.ones(NUM)*-1. </text:p>
      <text:p text:style-name="P3"><text:s text:c="4"/></text:p>
      <text:p text:style-name="P3"><text:soft-page-break/><text:s text:c="4"/>return quad.solve_qp(.5 * P, q, -G.T, <text:s/>-h, 0)</text:p>
      <text:p text:style-name="P3"/>
      <text:p text:style-name="P3">def score(W, X, Y): <text:s text:c="3"/></text:p>
      <text:p text:style-name="P3"><text:s text:c="4"/>pred = np.dot(X, W)</text:p>
      <text:p text:style-name="P3"><text:s text:c="4"/>pred[pred&gt;0] = 1</text:p>
      <text:p text:style-name="P3"><text:s text:c="4"/>pred[pred&lt;0] = -1 <text:s text:c="3"/></text:p>
      <text:p text:style-name="P3"><text:s text:c="4"/>return np.sum(pred-Y)</text:p>
      <text:p text:style-name="P3"/>
      <text:p text:style-name="P3">def support_vectors(lagrange):</text:p>
      <text:p text:style-name="P3"><text:s text:c="4"/>lagrange = lagrange &gt; 0</text:p>
      <text:p text:style-name="P3"><text:s text:c="4"/>return X[lagrange.ravel()]</text:p>
      <text:p text:style-name="P3"/>
      <text:p text:style-name="P3">featureMap = featureTransformation(X)</text:p>
      <text:p text:style-name="P3">solution = solve(featureMap,Y)</text:p>
      <text:p text:style-name="P3">W = solution[0]</text:p>
      <text:p text:style-name="P3"/>
      <text:p text:style-name="P3">print("WEIGHT VECTORS ", W[:14]) </text:p>
      <text:p text:style-name="P3">print("BIAS ", W[14])</text:p>
      <text:p text:style-name="P3">print("MARGIN ", <text:s/>(1 / np.sqrt((W[0:14] ** 2).sum()))) </text:p>
      <text:p text:style-name="P3">print("SCORE ", score(W, featureMap, Y))</text:p>
      <text:p text:style-name="P3">print("SUPPORT VECTORS ", support_vectors(solution[4].reshape(1000,1)))</text:p>
      <text:p text:style-name="P3"/>
      <text:p text:style-name="P3">#print("WEIGHT VECTORS ", W[:18]) </text:p>
      <text:p text:style-name="P3">#print("BIAS ", W[18])</text:p>
      <text:p text:style-name="P3">#print("MARGIN ", <text:s/>(1 / np.sqrt((W[0:18] ** 2).sum()))) </text:p>
      <text:p text:style-name="P3">#print("SCORE ", score(W, featureMap, Y))</text:p>
      <text:p text:style-name="P3">#print("SUPPORT VECTORS ", support_vectors(solution[4].reshape(1000,1)))</text:p>
      <text:p text:style-name="P3"/>
      <text:p text:style-name="P3">#print("WEIGHT VECTORS ", W[:15]) </text:p>
      <text:p text:style-name="P3">#print("BIAS ", W[15])</text:p>
      <text:p text:style-name="P3">#print("MARGIN ", <text:s/>(1 / np.sqrt((W[0:15] ** 2).sum()))) </text:p>
      <text:p text:style-name="P3">#print("<text:span text:style-name="T1">ERROR</text:span> ", score(W.reshape(16,1), featureMap, Y))</text:p>
      <text:p text:style-name="P3">#print("SUPPORT VECTORS ", support_vectors(solution[4].reshape(1000,1)))</text:p>
      <text:p text:style-name="P2"/>
      <text:p text:style-name="P2"/>
      <text:p text:style-name="P2"/>
      <text:p text:style-name="P2">RESULT:</text:p>
      <text:p text:style-name="Standard"/>
      <text:p text:style-name="Standard"/>
      <text:p text:style-name="Standard">('WEIGHT VECTORS ', array([ <text:s/>5.57715117e+01, <text:s text:c="2"/>2.43938599e+00, <text:s/>-1.19481235e+01,</text:p>
      <text:p text:style-name="Standard"><text:s text:c="8"/>-2.85422573e+01, <text:s text:c="2"/>1.24810054e+02, <text:s/>-3.79566720e+00,</text:p>
      <text:p text:style-name="Standard"><text:s text:c="9"/>9.83338305e+00, <text:s/>-8.41185412e+01, <text:s text:c="2"/>7.14584105e-02,</text:p>
      <text:p text:style-name="Standard"><text:s text:c="9"/>4.88019179e+00, <text:s text:c="2"/>1.07538595e+02, <text:s/>-9.63224918e+00,</text:p>
      <text:p text:style-name="Standard"><text:s text:c="9"/>1.96300790e+00, <text:s/>-4.76537826e+01, <text:s/>-7.53784124e+01]))</text:p>
      <text:p text:style-name="Standard">('BIAS ', 82.066939694760279)</text:p>
      <text:p text:style-name="Standard">('MARGIN ', 0.0046385760055291589)</text:p>
      <text:p text:style-name="Standard">('ERROR ', 0.0)</text:p>
      <text:p text:style-name="Standard">('SUPPORT VECTORS ', array([[ 0.01852987, <text:s/>0.50782148, <text:s/>0.71364513, <text:s/>0.69774797, <text:s/>1. <text:s text:c="7"/>],</text:p>
      <text:p text:style-name="Standard"><text:s text:c="7"/>[ 0.67760052, <text:s/>0.01731556, <text:s/>0.22660751, <text:s/>0.91446604, <text:s/>1. <text:s text:c="7"/>],</text:p>
      <text:p text:style-name="Standard"><text:s text:c="7"/>[ 0.56116788, <text:s/>0.94932549, <text:s/>0.95929542, <text:s/>0.9899408 , <text:s/>1. <text:s text:c="7"/>],</text:p>
      <text:p text:style-name="Standard"><text:s text:c="7"/>[ 0.523322 <text:s/>, <text:s/>0.39248601, <text:s/>0.06702511, <text:s/>0.77851889, <text:s/>1. <text:s text:c="7"/>],</text:p>
      <text:p text:style-name="Standard"><text:s text:c="7"/>[ 0.06156021, <text:s/>0.65899664, <text:s/>0.0993981 , <text:s/>0.60866886, <text:s/>1. <text:s text:c="7"/>],</text:p>
      <text:p text:style-name="Standard"><text:soft-page-break/><text:s text:c="7"/>[ 0.02269783, <text:s/>0.29143716, <text:s/>0.35408261, <text:s/>0.64963031, <text:s/>1. <text:s text:c="7"/>],</text:p>
      <text:p text:style-name="Standard"><text:s text:c="7"/>[ 0.19385208, <text:s/>0.83338556, <text:s/>0.74510427, <text:s/>0.74385454, <text:s/>1. <text:s text:c="7"/>],</text:p>
      <text:p text:style-name="Standard"><text:s text:c="7"/>[ 0.16933499, <text:s/>0.62115084, <text:s/>0.42461128, <text:s/>0.67708347, <text:s/>1. <text:s text:c="7"/>],</text:p>
      <text:p text:style-name="Standard"><text:s text:c="7"/>[ 0.50743509, <text:s/>0.14759421, <text:s/>0.92070003, <text:s/>0.92946127, <text:s/>1. <text:s text:c="7"/>],</text:p>
      <text:p text:style-name="Standard"><text:s text:c="7"/>[ 0.22847848, <text:s/>0.0126919 , <text:s/>0.12022385, <text:s/>0.63297825, <text:s/>1. <text:s text:c="7"/>],</text:p>
      <text:p text:style-name="Standard"><text:s text:c="7"/>[ 0.38033462, <text:s/>0.37208327, <text:s/>0.42427464, <text:s/>0.74312689, <text:s/>1. <text:s text:c="7"/>],</text:p>
      <text:p text:style-name="Standard"><text:s text:c="7"/>[ 0.60270148, <text:s/>0.62545054, <text:s/>0.01968289, <text:s/>0.8197326 , <text:s/>1. <text:s text:c="7"/>]]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22:21:27.751867749</meta:creation-date>
    <dc:date>2020-01-30T23:44:41.707010230</dc:date>
    <meta:editing-duration>PT1H9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92" meta:word-count="389" meta:character-count="3856" meta:non-whitespace-character-count="3101"/>
  </office:meta>
</office:document-meta>
</file>